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3.109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Title-title">
      <style:graphic-properties fo:min-height="1.829cm"/>
    </style:style>
    <style:style style:name="pr5" style:family="presentation" style:parent-style-name="Title-outline1">
      <style:graphic-properties fo:min-height="6.969cm"/>
    </style:style>
    <style:style style:name="pr6" style:family="presentation" style:parent-style-name="Title-notes">
      <style:graphic-properties draw:fill-color="#ffffff" fo:min-height="13.364cm"/>
    </style:style>
    <style:style style:name="pr7" style:family="presentation" style:parent-style-name="One_20_Column-title">
      <style:graphic-properties draw:auto-grow-height="true" fo:min-height="1.8cm"/>
    </style:style>
    <style:style style:name="pr8" style:family="presentation" style:parent-style-name="One_20_Column-outline1">
      <style:graphic-properties fo:min-height="8.884cm"/>
    </style:style>
    <style:style style:name="pr9" style:family="presentation" style:parent-style-name="One_20_Column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draw:auto-grow-height="true" fo:min-height="1.8cm"/>
    </style:style>
    <style:style style:name="pr11" style:family="presentation" style:parent-style-name="Two_20_columns-outline1">
      <style:graphic-properties fo:min-height="8.884cm"/>
    </style:style>
    <style:style style:name="pr12" style:family="presentation" style:parent-style-name="Two_20_columns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6.548cm" svg:height="3.109cm" svg:x="0.376cm" svg:y="7.874cm" presentation:class="title" presentation:user-transformed="true">
          <draw:text-box>
            <text:p>Machine Learning for microcontrollers</text:p>
          </draw:text-box>
        </draw:frame>
        <draw:frame presentation:style-name="pr2" draw:layer="layout" svg:width="25cm" svg:height="1.829cm" svg:x="0.908cm" svg:y="11.176cm" presentation:class="title" presentation:user-transformed="true">
          <draw:text-box>
            <text:p>with Python and C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1">
        <draw:frame presentation:style-name="pr4" draw:layer="layout" svg:width="25cm" svg:height="1.829cm" svg:x="0.4cm" svg:y="10.8cm" presentation:class="title" presentation:placeholder="true">
          <draw:text-box/>
        </draw:frame>
        <draw:frame presentation:style-name="pr5" draw:layer="layout" svg:width="17.999cm" svg:height="7.219cm" svg:x="4.4cm" svg:y="1.8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7" draw:layer="layout" svg:width="26.5cm" svg:height="1.8cm" svg:x="0.4cm" svg:y="0.2cm" presentation:class="title" presentation:user-transformed="true">
          <draw:text-box>
            <text:p>emtrees: Upcoming features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gression Trees (continuous output)</text:p>
              </text:list-item>
              <text:list-item>
                <text:p>Isolation Forests (anomaly detection)</text:p>
              </text:list-item>
              <text:list-item>
                <text:p>Gradient Boosted Trees (boosting classifie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1" draw:layer="layout" svg:width="12.297cm" svg:height="9.134cm" svg:x="1.4cm" svg:y="3.685cm" presentation:class="outline" presentation:placeholder="true">
          <draw:text-box/>
        </draw:frame>
        <draw:frame presentation:style-name="pr1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45:12.195610420</meta:creation-date>
    <meta:editing-duration>PT8M42S</meta:editing-duration>
    <meta:editing-cycles>2</meta:editing-cycles>
    <meta:generator>LibreOffice/6.1.0.3$Linux_X86_64 LibreOffice_project/10$Build-3</meta:generator>
    <dc:title>Portfolio</dc:title>
    <dc:date>2018-08-30T10:53:51.262723202</dc:date>
    <meta:document-statistic meta:object-count="58"/>
  </office:meta>
</office:document-meta>
</file>